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="0.74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1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68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8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20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560R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5,R36,R39,R45,R5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2.2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,R3,R6,R7,R11,R14,R34,</text:p>
            <text:p>R42,R48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20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25</text:span>,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6,R47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51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22uH/1.5A/220mR/20%/CD53(YS53-220M)</text:p>
          </table:table-cell>
          <table:table-cell table:style-name="ce9" office:value-type="string" calcext:value-type="string">
            <text:p>CD53(54)</text:p>
          </table:table-cell>
          <table:table-cell table:style-name="ce9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nF/5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2,C13</text:p>
          </table:table-cell>
          <table:table-cell table:style-name="ce15"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100nF/16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4,C6,C14,<text:span text:style-name="T1">C10,C1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100nF/50V/20%/Y5V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2.2uF/50V/10%/X5R/C0805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C16,C19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22uF/6.3V/20%/X5R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,C2,<text:span text:style-name="T1">C11</text:span>,C20,C21,C25,C2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AT54C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AT54S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ZV55C6V8/SOD80C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ZV55C16/SOD80C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TC114YKA(SOT-2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IRLML6402(SOT23-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R1021T-I_SS(SSOP-20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1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T24C16C-SSHM-T(SOIC-8_150mil)</text:p>
          </table:table-cell>
          <table:table-cell table:style-name="ce8" office:value-type="string" calcext:value-type="string">
            <text:p>SOIC-8_150mil</text:p>
          </table:table-cell>
          <table:table-cell table:style-name="ce8" office:value-type="string" calcext:value-type="string">
            <text:p>U2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AP3036BKTR-G1(SOT23-6)</text:p>
          </table:table-cell>
          <table:table-cell table:style-name="ce9" office:value-type="string" calcext:value-type="string">
            <text:p>SOT23-6</text:p>
          </table:table-cell>
          <table:table-cell table:style-name="ce9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MALE-PAV16X-2x20</text:p>
          </table:table-cell>
          <table:table-cell table:style-name="ce12" office:value-type="string" calcext:value-type="string">
            <text:p>PA-V16X-2X20-LF_Drill_0.9mm</text:p>
          </table:table-cell>
          <table:table-cell table:style-name="ce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GBH254SMT-40(B-V-40-LF)</text:p>
          </table:table-cell>
          <table:table-cell table:style-name="ce9" office:value-type="string" calcext:value-type="string">
            <text:p>GBH254SMT-40</text:p>
          </table:table-cell>
          <table:table-cell table:style-name="ce9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WRJ-2mm(DCJ-W54R-20-LF)</text:p>
          </table:table-cell>
          <table:table-cell table:style-name="ce9" office:value-type="string" calcext:value-type="string">
            <text:p>DCJ-W54R-20-LF</text:p>
          </table:table-cell>
          <table:table-cell table:style-name="ce9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A-WZB25-04-LF</text:p>
          </table:table-cell>
          <table:table-cell table:style-name="ce9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CD-7"(800x480_AT070TN92)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CD-TS7(LCD-7"_TOUCHPANEL)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WU10S)</text:p>
          </table:table-cell>
          <table:table-cell table:style-name="ce9" office:value-type="string" calcext:value-type="string">
            <text:p>WU10S</text:p>
          </table:table-cell>
          <table:table-cell table:style-name="ce9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LCD-4.3"(480x272_GFT043HA480272Y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NA(22uF/6.3V/20%/X5R/C0603)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3,C5,C7,C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100nF/16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BZV55C3V9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BZV55C3V6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LCD-5”(CAPACITIVE_TS)+(FPV-WZB201-06-LF))</text:p>
          </table:table-cell>
          <table:table-cell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LCD-5”(800x480_HDW050TN22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NA(FPV-WZB201-06-LF)</text:p>
          </table:table-cell>
          <table:table-cell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NA(FPV-WZA21-50-LF)</text:p>
          </table:table-cell>
          <table:table-cell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10,1in_DISP1,LCD-7in_DISP2,</text:p>
            <text:p>LCD-10,1in_DISP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FPA-WZB25-04-LF)</text:p>
          </table:table-cell>
          <table:table-cell table:style-name="ce9" office:value-type="string" calcext:value-type="string">
            <text:p>FPA-WZB25-04-LF</text:p>
          </table:table-cell>
          <table:table-cell table:style-name="ce9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NA(0R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0,R31,R32,R33,R62</text:p>
          </table:table-cell>
          <table:table-cell table:style-name="ce15" table:number-columns-repeated="10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,R4,R5,R8,R12,R13,R17,</text:p>
            <text:p>R19,R20,R21,R24,R49,<text:span text:style-name="T2">R40</text:span></text:p>
          </table:table-cell>
          <table:table-cell table:number-columns-repeated="10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NA(10k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9,R10,R18,R22,R23,R51,</text:p>
            <text:p>R53,R57,R60,<text:span text:style-name="T1">R52,R54,R56,R59</text:span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J_Closed</text:p>
          </table:table-cell>
          <table:table-cell table:style-name="ce9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TRL:Closed/EN:Opened</text:p>
          </table:table-cell>
          <table:table-cell table:style-name="ce9" office:value-type="string" calcext:value-type="string">
            <text:p>SJ_2_SMALL_23_TIED</text:p>
          </table:table-cell>
          <table:table-cell table:style-name="ce9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3.3V:Opened/5.0V:Closed</text:p>
          </table:table-cell>
          <table:table-cell table:style-name="ce9" office:value-type="string" calcext:value-type="string">
            <text:p>SJ_2_SMALL_23_TIED</text:p>
          </table:table-cell>
          <table:table-cell table:style-name="ce9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5V_JACK:Opened/5V_LCD:Closed</text:p>
          </table:table-cell>
          <table:table-cell table:style-name="ce9" office:value-type="string" calcext:value-type="string">
            <text:p>SJ_2_SMALL_23_TIED</text:p>
          </table:table-cell>
          <table:table-cell table:style-name="ce9" office:value-type="string" calcext:value-type="string">
            <text:p>5V_JACK/5V_LCD1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7in_RTP_plus_AR1021_and_AT24C16C) ===</text:span></text:p>
          <text:p><text:span text:style-name="MT2">LCD-OLinuXino-7RTS-BOM</text:span></text:p>
        </style:region-center>
        <style:region-right>
          <text:p><text:span text:style-name="MT3"/></text:p>
          <text:p><text:span text:style-name="MT3"/></text:p>
          <text:p><text:span text:style-name="MT3">20.06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6:02:14.865827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0T16:42:31.738968402</dc:date>
    <meta:editing-duration>PT2H20M55S</meta:editing-duration>
    <meta:editing-cycles>38</meta:editing-cycles>
    <meta:document-statistic meta:table-count="1" meta:cell-count="208" meta:object-count="0"/>
  </office:meta>
</office:document-meta>
</file>